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e1a5" officeooo:paragraph-rsid="0006e1a5"/>
    </style:style>
    <style:style style:name="P2" style:family="paragraph" style:parent-style-name="Subtitle">
      <style:text-properties officeooo:rsid="0041010b" officeooo:paragraph-rsid="0041010b"/>
    </style:style>
    <style:style style:name="P3" style:family="paragraph" style:parent-style-name="Text_20_body">
      <style:paragraph-properties fo:text-align="justify" style:justify-single-word="false"/>
      <style:text-properties officeooo:rsid="0007c975" officeooo:paragraph-rsid="0007c975"/>
    </style:style>
    <style:style style:name="P4" style:family="paragraph" style:parent-style-name="Title">
      <style:text-properties officeooo:rsid="0004d143" officeooo:paragraph-rsid="0004d143"/>
    </style:style>
    <style:style style:name="P5" style:family="paragraph" style:parent-style-name="Subtitle">
      <style:text-properties officeooo:rsid="0095e644" officeooo:paragraph-rsid="0095e644"/>
    </style:style>
    <style:style style:name="P6" style:family="paragraph" style:parent-style-name="Subtitle">
      <style:text-properties officeooo:rsid="00d9fc1f" officeooo:paragraph-rsid="00d9fc1f"/>
    </style:style>
    <style:style style:name="P7" style:family="paragraph" style:parent-style-name="Subtitle">
      <style:text-properties officeooo:rsid="00f5ed18" officeooo:paragraph-rsid="00f5ed18"/>
    </style:style>
    <style:style style:name="P8" style:family="paragraph" style:parent-style-name="Subtitle">
      <style:text-properties officeooo:rsid="0118ad4a" officeooo:paragraph-rsid="0118ad4a"/>
    </style:style>
    <style:style style:name="P9" style:family="paragraph" style:parent-style-name="Text_20_body">
      <style:paragraph-properties fo:text-align="justify" style:justify-single-word="false"/>
      <style:text-properties officeooo:rsid="00450af8" officeooo:paragraph-rsid="00450af8"/>
    </style:style>
    <style:style style:name="P10" style:family="paragraph" style:parent-style-name="Text_20_body">
      <style:paragraph-properties fo:text-align="justify" style:justify-single-word="false"/>
      <style:text-properties officeooo:rsid="009a894c" officeooo:paragraph-rsid="009a894c"/>
    </style:style>
    <style:style style:name="P11" style:family="paragraph" style:parent-style-name="Text_20_body">
      <style:paragraph-properties fo:text-align="justify" style:justify-single-word="false"/>
      <style:text-properties officeooo:rsid="00de6934" officeooo:paragraph-rsid="00de6934"/>
    </style:style>
    <style:style style:name="P12" style:family="paragraph" style:parent-style-name="Text_20_body">
      <style:paragraph-properties fo:text-align="justify" style:justify-single-word="false"/>
      <style:text-properties officeooo:rsid="00fafa94" officeooo:paragraph-rsid="00fafa94"/>
    </style:style>
    <style:style style:name="P13" style:family="paragraph" style:parent-style-name="Text_20_body">
      <style:paragraph-properties fo:text-align="justify" style:justify-single-word="false"/>
      <style:text-properties officeooo:rsid="011a5bb6" officeooo:paragraph-rsid="011a5b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5f4" style:font-weight-asian="bold" style:font-weight-complex="bold"/>
    </style:style>
    <style:style style:name="T3" style:family="text">
      <style:text-properties fo:font-weight="bold" officeooo:rsid="000e9027" style:font-weight-asian="bold" style:font-weight-complex="bold"/>
    </style:style>
    <style:style style:name="T4" style:family="text">
      <style:text-properties fo:font-weight="bold" officeooo:rsid="0012182b" style:font-weight-asian="bold" style:font-weight-complex="bold"/>
    </style:style>
    <style:style style:name="T5" style:family="text">
      <style:text-properties fo:font-weight="bold" officeooo:rsid="00180ac0" style:font-weight-asian="bold" style:font-weight-complex="bold"/>
    </style:style>
    <style:style style:name="T6" style:family="text">
      <style:text-properties fo:font-weight="bold" officeooo:rsid="002437f4" style:font-weight-asian="bold" style:font-weight-complex="bold"/>
    </style:style>
    <style:style style:name="T7" style:family="text">
      <style:text-properties fo:font-weight="bold" officeooo:rsid="0025d128" style:font-weight-asian="bold" style:font-weight-complex="bold"/>
    </style:style>
    <style:style style:name="T8" style:family="text">
      <style:text-properties fo:font-weight="bold" officeooo:rsid="00459ef6" style:font-weight-asian="bold" style:font-weight-complex="bold"/>
    </style:style>
    <style:style style:name="T9" style:family="text">
      <style:text-properties fo:font-weight="bold" officeooo:rsid="0047d3c7" style:font-weight-asian="bold" style:font-weight-complex="bold"/>
    </style:style>
    <style:style style:name="T10" style:family="text">
      <style:text-properties fo:font-weight="bold" officeooo:rsid="004bbf2e" style:font-weight-asian="bold" style:font-weight-complex="bold"/>
    </style:style>
    <style:style style:name="T11" style:family="text">
      <style:text-properties fo:font-weight="bold" officeooo:rsid="004c1a43" style:font-weight-asian="bold" style:font-weight-complex="bold"/>
    </style:style>
    <style:style style:name="T12" style:family="text">
      <style:text-properties fo:font-weight="bold" officeooo:rsid="005262ad" style:font-weight-asian="bold" style:font-weight-complex="bold"/>
    </style:style>
    <style:style style:name="T13" style:family="text">
      <style:text-properties fo:font-weight="bold" officeooo:rsid="00594ad0" style:font-weight-asian="bold" style:font-weight-complex="bold"/>
    </style:style>
    <style:style style:name="T14" style:family="text">
      <style:text-properties fo:font-weight="bold" officeooo:rsid="005d5e58" style:font-weight-asian="bold" style:font-weight-complex="bold"/>
    </style:style>
    <style:style style:name="T15" style:family="text">
      <style:text-properties fo:font-weight="bold" officeooo:rsid="0064b348" style:font-weight-asian="bold" style:font-weight-complex="bold"/>
    </style:style>
    <style:style style:name="T16" style:family="text">
      <style:text-properties fo:font-weight="bold" officeooo:rsid="00651a10" style:font-weight-asian="bold" style:font-weight-complex="bold"/>
    </style:style>
    <style:style style:name="T17" style:family="text">
      <style:text-properties fo:font-weight="bold" officeooo:rsid="006e4a9b" style:font-weight-asian="bold" style:font-weight-complex="bold"/>
    </style:style>
    <style:style style:name="T18" style:family="text">
      <style:text-properties fo:font-weight="bold" officeooo:rsid="0070dd52" style:font-weight-asian="bold" style:font-weight-complex="bold"/>
    </style:style>
    <style:style style:name="T19" style:family="text">
      <style:text-properties fo:font-weight="bold" officeooo:rsid="007881c5" style:font-weight-asian="bold" style:font-weight-complex="bold"/>
    </style:style>
    <style:style style:name="T20" style:family="text">
      <style:text-properties fo:font-weight="bold" officeooo:rsid="007899ab" style:font-weight-asian="bold" style:font-weight-complex="bold"/>
    </style:style>
    <style:style style:name="T21" style:family="text">
      <style:text-properties fo:font-weight="bold" officeooo:rsid="0079c3be" style:font-weight-asian="bold" style:font-weight-complex="bold"/>
    </style:style>
    <style:style style:name="T22" style:family="text">
      <style:text-properties fo:font-weight="bold" officeooo:rsid="007cdc7c" style:font-weight-asian="bold" style:font-weight-complex="bold"/>
    </style:style>
    <style:style style:name="T23" style:family="text">
      <style:text-properties fo:font-weight="bold" officeooo:rsid="007da160" style:font-weight-asian="bold" style:font-weight-complex="bold"/>
    </style:style>
    <style:style style:name="T24" style:family="text">
      <style:text-properties fo:font-weight="bold" officeooo:rsid="007de7a2" style:font-weight-asian="bold" style:font-weight-complex="bold"/>
    </style:style>
    <style:style style:name="T25" style:family="text">
      <style:text-properties fo:font-weight="bold" officeooo:rsid="0082da69" style:font-weight-asian="bold" style:font-weight-complex="bold"/>
    </style:style>
    <style:style style:name="T26" style:family="text">
      <style:text-properties fo:font-weight="bold" officeooo:rsid="008486fb" style:font-weight-asian="bold" style:font-weight-complex="bold"/>
    </style:style>
    <style:style style:name="T27" style:family="text">
      <style:text-properties fo:font-weight="bold" officeooo:rsid="008579ea" style:font-weight-asian="bold" style:font-weight-complex="bold"/>
    </style:style>
    <style:style style:name="T28" style:family="text">
      <style:text-properties fo:font-weight="bold" officeooo:rsid="0092b4f9" style:font-weight-asian="bold" style:font-weight-complex="bold"/>
    </style:style>
    <style:style style:name="T29" style:family="text">
      <style:text-properties fo:font-weight="bold" officeooo:rsid="00a0d642" style:font-weight-asian="bold" style:font-weight-complex="bold"/>
    </style:style>
    <style:style style:name="T30" style:family="text">
      <style:text-properties fo:font-weight="bold" officeooo:rsid="00a0ede4" style:font-weight-asian="bold" style:font-weight-complex="bold"/>
    </style:style>
    <style:style style:name="T31" style:family="text">
      <style:text-properties fo:font-weight="bold" officeooo:rsid="00abce7e" style:font-weight-asian="bold" style:font-weight-complex="bold"/>
    </style:style>
    <style:style style:name="T32" style:family="text">
      <style:text-properties fo:font-weight="bold" officeooo:rsid="00b2d7c1" style:font-weight-asian="bold" style:font-weight-complex="bold"/>
    </style:style>
    <style:style style:name="T33" style:family="text">
      <style:text-properties fo:font-weight="bold" officeooo:rsid="00b7c837" style:font-weight-asian="bold" style:font-weight-complex="bold"/>
    </style:style>
    <style:style style:name="T34" style:family="text">
      <style:text-properties fo:font-weight="bold" officeooo:rsid="00ba8346" style:font-weight-asian="bold" style:font-weight-complex="bold"/>
    </style:style>
    <style:style style:name="T35" style:family="text">
      <style:text-properties fo:font-weight="bold" officeooo:rsid="00bb9b04" style:font-weight-asian="bold" style:font-weight-complex="bold"/>
    </style:style>
    <style:style style:name="T36" style:family="text">
      <style:text-properties fo:font-weight="bold" officeooo:rsid="00bc0b25" style:font-weight-asian="bold" style:font-weight-complex="bold"/>
    </style:style>
    <style:style style:name="T37" style:family="text">
      <style:text-properties fo:font-weight="bold" officeooo:rsid="00be72ed" style:font-weight-asian="bold" style:font-weight-complex="bold"/>
    </style:style>
    <style:style style:name="T38" style:family="text">
      <style:text-properties fo:font-weight="bold" officeooo:rsid="00c3ece9" style:font-weight-asian="bold" style:font-weight-complex="bold"/>
    </style:style>
    <style:style style:name="T39" style:family="text">
      <style:text-properties fo:font-weight="bold" officeooo:rsid="00c52d75" style:font-weight-asian="bold" style:font-weight-complex="bold"/>
    </style:style>
    <style:style style:name="T40" style:family="text">
      <style:text-properties fo:font-weight="bold" officeooo:rsid="00cd8fd5" style:font-weight-asian="bold" style:font-weight-complex="bold"/>
    </style:style>
    <style:style style:name="T41" style:family="text">
      <style:text-properties fo:font-weight="bold" officeooo:rsid="00cdee7c" style:font-weight-asian="bold" style:font-weight-complex="bold"/>
    </style:style>
    <style:style style:name="T42" style:family="text">
      <style:text-properties fo:font-weight="bold" officeooo:rsid="00eb9bef" style:font-weight-asian="bold" style:font-weight-complex="bold"/>
    </style:style>
    <style:style style:name="T43" style:family="text">
      <style:text-properties fo:font-weight="bold" officeooo:rsid="00fd0e7c" style:font-weight-asian="bold" style:font-weight-complex="bold"/>
    </style:style>
    <style:style style:name="T44" style:family="text">
      <style:text-properties fo:font-weight="bold" officeooo:rsid="00ff3321" style:font-weight-asian="bold" style:font-weight-complex="bold"/>
    </style:style>
    <style:style style:name="T45" style:family="text">
      <style:text-properties fo:font-weight="bold" officeooo:rsid="01044abe" style:font-weight-asian="bold" style:font-weight-complex="bold"/>
    </style:style>
    <style:style style:name="T46" style:family="text">
      <style:text-properties fo:font-weight="bold" officeooo:rsid="01064dd4" style:font-weight-asian="bold" style:font-weight-complex="bold"/>
    </style:style>
    <style:style style:name="T47" style:family="text">
      <style:text-properties fo:font-weight="bold" officeooo:rsid="01083ba6" style:font-weight-asian="bold" style:font-weight-complex="bold"/>
    </style:style>
    <style:style style:name="T48" style:family="text">
      <style:text-properties fo:font-weight="bold" officeooo:rsid="01092895" style:font-weight-asian="bold" style:font-weight-complex="bold"/>
    </style:style>
    <style:style style:name="T49" style:family="text">
      <style:text-properties fo:font-weight="bold" officeooo:rsid="010b024d" style:font-weight-asian="bold" style:font-weight-complex="bold"/>
    </style:style>
    <style:style style:name="T50" style:family="text">
      <style:text-properties fo:font-weight="bold" officeooo:rsid="0117a29a" style:font-weight-asian="bold" style:font-weight-complex="bold"/>
    </style:style>
    <style:style style:name="T51" style:family="text">
      <style:text-properties fo:font-weight="bold" officeooo:rsid="011cfcbf" style:font-weight-asian="bold" style:font-weight-complex="bold"/>
    </style:style>
    <style:style style:name="T52" style:family="text">
      <style:text-properties fo:font-weight="bold" officeooo:rsid="011fd9cd" style:font-weight-asian="bold" style:font-weight-complex="bold"/>
    </style:style>
    <style:style style:name="T53" style:family="text">
      <style:text-properties fo:font-weight="bold" officeooo:rsid="0122ac2e" style:font-weight-asian="bold" style:font-weight-complex="bold"/>
    </style:style>
    <style:style style:name="T54" style:family="text">
      <style:text-properties fo:font-weight="bold" officeooo:rsid="01277e79" style:font-weight-asian="bold" style:font-weight-complex="bold"/>
    </style:style>
    <style:style style:name="T55" style:family="text">
      <style:text-properties fo:font-weight="bold" officeooo:rsid="01294646" style:font-weight-asian="bold" style:font-weight-complex="bold"/>
    </style:style>
    <style:style style:name="T56" style:family="text">
      <style:text-properties fo:font-weight="bold" officeooo:rsid="012eca68" style:font-weight-asian="bold" style:font-weight-complex="bold"/>
    </style:style>
    <style:style style:name="T57" style:family="text">
      <style:text-properties fo:font-weight="bold" officeooo:rsid="0134f170" style:font-weight-asian="bold" style:font-weight-complex="bold"/>
    </style:style>
    <style:style style:name="T58" style:family="text">
      <style:text-properties fo:font-weight="bold" officeooo:rsid="0139de35" style:font-weight-asian="bold" style:font-weight-complex="bold"/>
    </style:style>
    <style:style style:name="T59" style:family="text">
      <style:text-properties fo:font-weight="bold" officeooo:rsid="013a7d48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09981a" style:font-weight-asian="normal" style:font-weight-complex="normal"/>
    </style:style>
    <style:style style:name="T62" style:family="text">
      <style:text-properties fo:font-weight="normal" officeooo:rsid="000a45f4" style:font-weight-asian="normal" style:font-weight-complex="normal"/>
    </style:style>
    <style:style style:name="T63" style:family="text">
      <style:text-properties fo:font-weight="normal" officeooo:rsid="000bc315" style:font-weight-asian="normal" style:font-weight-complex="normal"/>
    </style:style>
    <style:style style:name="T64" style:family="text">
      <style:text-properties fo:font-weight="normal" officeooo:rsid="000caa79" style:font-weight-asian="normal" style:font-weight-complex="normal"/>
    </style:style>
    <style:style style:name="T65" style:family="text">
      <style:text-properties fo:font-weight="normal" officeooo:rsid="000e1897" style:font-weight-asian="normal" style:font-weight-complex="normal"/>
    </style:style>
    <style:style style:name="T66" style:family="text">
      <style:text-properties fo:font-weight="normal" officeooo:rsid="000e9027" style:font-weight-asian="normal" style:font-weight-complex="normal"/>
    </style:style>
    <style:style style:name="T67" style:family="text">
      <style:text-properties fo:font-weight="normal" officeooo:rsid="00116bc2" style:font-weight-asian="normal" style:font-weight-complex="normal"/>
    </style:style>
    <style:style style:name="T68" style:family="text">
      <style:text-properties fo:font-weight="normal" officeooo:rsid="0012182b" style:font-weight-asian="normal" style:font-weight-complex="normal"/>
    </style:style>
    <style:style style:name="T69" style:family="text">
      <style:text-properties fo:font-weight="normal" officeooo:rsid="0013cb33" style:font-weight-asian="normal" style:font-weight-complex="normal"/>
    </style:style>
    <style:style style:name="T70" style:family="text">
      <style:text-properties fo:font-weight="normal" officeooo:rsid="0016e5fb" style:font-weight-asian="normal" style:font-weight-complex="normal"/>
    </style:style>
    <style:style style:name="T71" style:family="text">
      <style:text-properties fo:font-weight="normal" officeooo:rsid="00180ac0" style:font-weight-asian="normal" style:font-weight-complex="normal"/>
    </style:style>
    <style:style style:name="T72" style:family="text">
      <style:text-properties fo:font-weight="normal" officeooo:rsid="0021d1c6" style:font-weight-asian="normal" style:font-weight-complex="normal"/>
    </style:style>
    <style:style style:name="T73" style:family="text">
      <style:text-properties fo:font-weight="normal" officeooo:rsid="002437f4" style:font-weight-asian="normal" style:font-weight-complex="normal"/>
    </style:style>
    <style:style style:name="T74" style:family="text">
      <style:text-properties fo:font-weight="normal" officeooo:rsid="00459ef6" style:font-weight-asian="normal" style:font-weight-complex="normal"/>
    </style:style>
    <style:style style:name="T75" style:family="text">
      <style:text-properties fo:font-weight="normal" officeooo:rsid="0047d3c7" style:font-weight-asian="normal" style:font-weight-complex="normal"/>
    </style:style>
    <style:style style:name="T76" style:family="text">
      <style:text-properties fo:font-weight="normal" officeooo:rsid="0048475a" style:font-weight-asian="normal" style:font-weight-complex="normal"/>
    </style:style>
    <style:style style:name="T77" style:family="text">
      <style:text-properties fo:font-weight="normal" officeooo:rsid="004a25e6" style:font-weight-asian="normal" style:font-weight-complex="normal"/>
    </style:style>
    <style:style style:name="T78" style:family="text">
      <style:text-properties fo:font-weight="normal" officeooo:rsid="004bbf2e" style:font-weight-asian="normal" style:font-weight-complex="normal"/>
    </style:style>
    <style:style style:name="T79" style:family="text">
      <style:text-properties fo:font-weight="normal" officeooo:rsid="004c1a43" style:font-weight-asian="normal" style:font-weight-complex="normal"/>
    </style:style>
    <style:style style:name="T80" style:family="text">
      <style:text-properties fo:font-weight="normal" officeooo:rsid="005262ad" style:font-weight-asian="normal" style:font-weight-complex="normal"/>
    </style:style>
    <style:style style:name="T81" style:family="text">
      <style:text-properties fo:font-weight="normal" officeooo:rsid="00556e36" style:font-weight-asian="normal" style:font-weight-complex="normal"/>
    </style:style>
    <style:style style:name="T82" style:family="text">
      <style:text-properties fo:font-weight="normal" officeooo:rsid="00571c1f" style:font-weight-asian="normal" style:font-weight-complex="normal"/>
    </style:style>
    <style:style style:name="T83" style:family="text">
      <style:text-properties fo:font-weight="normal" officeooo:rsid="00590a7a" style:font-weight-asian="normal" style:font-weight-complex="normal"/>
    </style:style>
    <style:style style:name="T84" style:family="text">
      <style:text-properties fo:font-weight="normal" officeooo:rsid="00594ad0" style:font-weight-asian="normal" style:font-weight-complex="normal"/>
    </style:style>
    <style:style style:name="T85" style:family="text">
      <style:text-properties fo:font-weight="normal" officeooo:rsid="005c326e" style:font-weight-asian="normal" style:font-weight-complex="normal"/>
    </style:style>
    <style:style style:name="T86" style:family="text">
      <style:text-properties fo:font-weight="normal" officeooo:rsid="005d5e58" style:font-weight-asian="normal" style:font-weight-complex="normal"/>
    </style:style>
    <style:style style:name="T87" style:family="text">
      <style:text-properties fo:font-weight="normal" officeooo:rsid="005e1b1e" style:font-weight-asian="normal" style:font-weight-complex="normal"/>
    </style:style>
    <style:style style:name="T88" style:family="text">
      <style:text-properties fo:font-weight="normal" officeooo:rsid="0063bfbb" style:font-weight-asian="normal" style:font-weight-complex="normal"/>
    </style:style>
    <style:style style:name="T89" style:family="text">
      <style:text-properties fo:font-weight="normal" officeooo:rsid="0064b348" style:font-weight-asian="normal" style:font-weight-complex="normal"/>
    </style:style>
    <style:style style:name="T90" style:family="text">
      <style:text-properties fo:font-weight="normal" officeooo:rsid="00651a10" style:font-weight-asian="normal" style:font-weight-complex="normal"/>
    </style:style>
    <style:style style:name="T91" style:family="text">
      <style:text-properties fo:font-weight="normal" officeooo:rsid="00670b1f" style:font-weight-asian="normal" style:font-weight-complex="normal"/>
    </style:style>
    <style:style style:name="T92" style:family="text">
      <style:text-properties fo:font-weight="normal" officeooo:rsid="006befc1" style:font-weight-asian="normal" style:font-weight-complex="normal"/>
    </style:style>
    <style:style style:name="T93" style:family="text">
      <style:text-properties fo:font-weight="normal" officeooo:rsid="006cf345" style:font-weight-asian="normal" style:font-weight-complex="normal"/>
    </style:style>
    <style:style style:name="T94" style:family="text">
      <style:text-properties fo:font-weight="normal" officeooo:rsid="006e297d" style:font-weight-asian="normal" style:font-weight-complex="normal"/>
    </style:style>
    <style:style style:name="T95" style:family="text">
      <style:text-properties fo:font-weight="normal" officeooo:rsid="006e4a9b" style:font-weight-asian="normal" style:font-weight-complex="normal"/>
    </style:style>
    <style:style style:name="T96" style:family="text">
      <style:text-properties fo:font-weight="normal" officeooo:rsid="0070c44e" style:font-weight-asian="normal" style:font-weight-complex="normal"/>
    </style:style>
    <style:style style:name="T97" style:family="text">
      <style:text-properties fo:font-weight="normal" officeooo:rsid="0070dd52" style:font-weight-asian="normal" style:font-weight-complex="normal"/>
    </style:style>
    <style:style style:name="T98" style:family="text">
      <style:text-properties fo:font-weight="normal" officeooo:rsid="007208dd" style:font-weight-asian="normal" style:font-weight-complex="normal"/>
    </style:style>
    <style:style style:name="T99" style:family="text">
      <style:text-properties fo:font-weight="normal" officeooo:rsid="007486cb" style:font-weight-asian="normal" style:font-weight-complex="normal"/>
    </style:style>
    <style:style style:name="T100" style:family="text">
      <style:text-properties fo:font-weight="normal" officeooo:rsid="00771b55" style:font-weight-asian="normal" style:font-weight-complex="normal"/>
    </style:style>
    <style:style style:name="T101" style:family="text">
      <style:text-properties fo:font-weight="normal" officeooo:rsid="007881c5" style:font-weight-asian="normal" style:font-weight-complex="normal"/>
    </style:style>
    <style:style style:name="T102" style:family="text">
      <style:text-properties fo:font-weight="normal" officeooo:rsid="007899ab" style:font-weight-asian="normal" style:font-weight-complex="normal"/>
    </style:style>
    <style:style style:name="T103" style:family="text">
      <style:text-properties fo:font-weight="normal" officeooo:rsid="0079c3be" style:font-weight-asian="normal" style:font-weight-complex="normal"/>
    </style:style>
    <style:style style:name="T104" style:family="text">
      <style:text-properties fo:font-weight="normal" officeooo:rsid="007cdc7c" style:font-weight-asian="normal" style:font-weight-complex="normal"/>
    </style:style>
    <style:style style:name="T105" style:family="text">
      <style:text-properties fo:font-weight="normal" officeooo:rsid="007da160" style:font-weight-asian="normal" style:font-weight-complex="normal"/>
    </style:style>
    <style:style style:name="T106" style:family="text">
      <style:text-properties fo:font-weight="normal" officeooo:rsid="007ddc63" style:font-weight-asian="normal" style:font-weight-complex="normal"/>
    </style:style>
    <style:style style:name="T107" style:family="text">
      <style:text-properties fo:font-weight="normal" officeooo:rsid="007de7a2" style:font-weight-asian="normal" style:font-weight-complex="normal"/>
    </style:style>
    <style:style style:name="T108" style:family="text">
      <style:text-properties fo:font-weight="normal" officeooo:rsid="007f557c" style:font-weight-asian="normal" style:font-weight-complex="normal"/>
    </style:style>
    <style:style style:name="T109" style:family="text">
      <style:text-properties fo:font-weight="normal" officeooo:rsid="0082da69" style:font-weight-asian="normal" style:font-weight-complex="normal"/>
    </style:style>
    <style:style style:name="T110" style:family="text">
      <style:text-properties fo:font-weight="normal" officeooo:rsid="008486fb" style:font-weight-asian="normal" style:font-weight-complex="normal"/>
    </style:style>
    <style:style style:name="T111" style:family="text">
      <style:text-properties fo:font-weight="normal" officeooo:rsid="008579ea" style:font-weight-asian="normal" style:font-weight-complex="normal"/>
    </style:style>
    <style:style style:name="T112" style:family="text">
      <style:text-properties fo:font-weight="normal" officeooo:rsid="0085fbd4" style:font-weight-asian="normal" style:font-weight-complex="normal"/>
    </style:style>
    <style:style style:name="T113" style:family="text">
      <style:text-properties fo:font-weight="normal" officeooo:rsid="0086eb19" style:font-weight-asian="normal" style:font-weight-complex="normal"/>
    </style:style>
    <style:style style:name="T114" style:family="text">
      <style:text-properties fo:font-weight="normal" officeooo:rsid="0088bf0f" style:font-weight-asian="normal" style:font-weight-complex="normal"/>
    </style:style>
    <style:style style:name="T115" style:family="text">
      <style:text-properties fo:font-weight="normal" officeooo:rsid="0089b826" style:font-weight-asian="normal" style:font-weight-complex="normal"/>
    </style:style>
    <style:style style:name="T116" style:family="text">
      <style:text-properties fo:font-weight="normal" officeooo:rsid="008b28b3" style:font-weight-asian="normal" style:font-weight-complex="normal"/>
    </style:style>
    <style:style style:name="T117" style:family="text">
      <style:text-properties fo:font-weight="normal" officeooo:rsid="008cff94" style:font-weight-asian="normal" style:font-weight-complex="normal"/>
    </style:style>
    <style:style style:name="T118" style:family="text">
      <style:text-properties fo:font-weight="normal" officeooo:rsid="008f250d" style:font-weight-asian="normal" style:font-weight-complex="normal"/>
    </style:style>
    <style:style style:name="T119" style:family="text">
      <style:text-properties fo:font-weight="normal" officeooo:rsid="0092b4f9" style:font-weight-asian="normal" style:font-weight-complex="normal"/>
    </style:style>
    <style:style style:name="T120" style:family="text">
      <style:text-properties fo:font-weight="normal" officeooo:rsid="0095844c" style:font-weight-asian="normal" style:font-weight-complex="normal"/>
    </style:style>
    <style:style style:name="T121" style:family="text">
      <style:text-properties fo:font-weight="normal" officeooo:rsid="00a0d642" style:font-weight-asian="normal" style:font-weight-complex="normal"/>
    </style:style>
    <style:style style:name="T122" style:family="text">
      <style:text-properties fo:font-weight="normal" officeooo:rsid="00a0ede4" style:font-weight-asian="normal" style:font-weight-complex="normal"/>
    </style:style>
    <style:style style:name="T123" style:family="text">
      <style:text-properties fo:font-weight="normal" officeooo:rsid="00a1c660" style:font-weight-asian="normal" style:font-weight-complex="normal"/>
    </style:style>
    <style:style style:name="T124" style:family="text">
      <style:text-properties fo:font-weight="normal" officeooo:rsid="00a27c14" style:font-weight-asian="normal" style:font-weight-complex="normal"/>
    </style:style>
    <style:style style:name="T125" style:family="text">
      <style:text-properties fo:font-weight="normal" officeooo:rsid="00a2d414" style:font-weight-asian="normal" style:font-weight-complex="normal"/>
    </style:style>
    <style:style style:name="T126" style:family="text">
      <style:text-properties fo:font-weight="normal" officeooo:rsid="00a4aeaf" style:font-weight-asian="normal" style:font-weight-complex="normal"/>
    </style:style>
    <style:style style:name="T127" style:family="text">
      <style:text-properties fo:font-weight="normal" officeooo:rsid="00a4d8aa" style:font-weight-asian="normal" style:font-weight-complex="normal"/>
    </style:style>
    <style:style style:name="T128" style:family="text">
      <style:text-properties fo:font-weight="normal" officeooo:rsid="00a97219" style:font-weight-asian="normal" style:font-weight-complex="normal"/>
    </style:style>
    <style:style style:name="T129" style:family="text">
      <style:text-properties fo:font-weight="normal" officeooo:rsid="00a9df4e" style:font-weight-asian="normal" style:font-weight-complex="normal"/>
    </style:style>
    <style:style style:name="T130" style:family="text">
      <style:text-properties fo:font-weight="normal" officeooo:rsid="00abce7e" style:font-weight-asian="normal" style:font-weight-complex="normal"/>
    </style:style>
    <style:style style:name="T131" style:family="text">
      <style:text-properties fo:font-weight="normal" officeooo:rsid="00ad9418" style:font-weight-asian="normal" style:font-weight-complex="normal"/>
    </style:style>
    <style:style style:name="T132" style:family="text">
      <style:text-properties fo:font-weight="normal" officeooo:rsid="00b2d7c1" style:font-weight-asian="normal" style:font-weight-complex="normal"/>
    </style:style>
    <style:style style:name="T133" style:family="text">
      <style:text-properties fo:font-weight="normal" officeooo:rsid="00b5ed18" style:font-weight-asian="normal" style:font-weight-complex="normal"/>
    </style:style>
    <style:style style:name="T134" style:family="text">
      <style:text-properties fo:font-weight="normal" officeooo:rsid="00b7c837" style:font-weight-asian="normal" style:font-weight-complex="normal"/>
    </style:style>
    <style:style style:name="T135" style:family="text">
      <style:text-properties fo:font-weight="normal" officeooo:rsid="00b9c5d7" style:font-weight-asian="normal" style:font-weight-complex="normal"/>
    </style:style>
    <style:style style:name="T136" style:family="text">
      <style:text-properties fo:font-weight="normal" officeooo:rsid="00ba8346" style:font-weight-asian="normal" style:font-weight-complex="normal"/>
    </style:style>
    <style:style style:name="T137" style:family="text">
      <style:text-properties fo:font-weight="normal" officeooo:rsid="00bb9b04" style:font-weight-asian="normal" style:font-weight-complex="normal"/>
    </style:style>
    <style:style style:name="T138" style:family="text">
      <style:text-properties fo:font-weight="normal" officeooo:rsid="00bbf24b" style:font-weight-asian="normal" style:font-weight-complex="normal"/>
    </style:style>
    <style:style style:name="T139" style:family="text">
      <style:text-properties fo:font-weight="normal" officeooo:rsid="00bc0b25" style:font-weight-asian="normal" style:font-weight-complex="normal"/>
    </style:style>
    <style:style style:name="T140" style:family="text">
      <style:text-properties fo:font-weight="normal" officeooo:rsid="00bc1dae" style:font-weight-asian="normal" style:font-weight-complex="normal"/>
    </style:style>
    <style:style style:name="T141" style:family="text">
      <style:text-properties fo:font-weight="normal" officeooo:rsid="00bcf028" style:font-weight-asian="normal" style:font-weight-complex="normal"/>
    </style:style>
    <style:style style:name="T142" style:family="text">
      <style:text-properties fo:font-weight="normal" officeooo:rsid="00be72ed" style:font-weight-asian="normal" style:font-weight-complex="normal"/>
    </style:style>
    <style:style style:name="T143" style:family="text">
      <style:text-properties fo:font-weight="normal" officeooo:rsid="00c3ece9" style:font-weight-asian="normal" style:font-weight-complex="normal"/>
    </style:style>
    <style:style style:name="T144" style:family="text">
      <style:text-properties fo:font-weight="normal" officeooo:rsid="00c52d75" style:font-weight-asian="normal" style:font-weight-complex="normal"/>
    </style:style>
    <style:style style:name="T145" style:family="text">
      <style:text-properties fo:font-weight="normal" officeooo:rsid="00c97bff" style:font-weight-asian="normal" style:font-weight-complex="normal"/>
    </style:style>
    <style:style style:name="T146" style:family="text">
      <style:text-properties fo:font-weight="normal" officeooo:rsid="00ca89ac" style:font-weight-asian="normal" style:font-weight-complex="normal"/>
    </style:style>
    <style:style style:name="T147" style:family="text">
      <style:text-properties fo:font-weight="normal" officeooo:rsid="00ccf512" style:font-weight-asian="normal" style:font-weight-complex="normal"/>
    </style:style>
    <style:style style:name="T148" style:family="text">
      <style:text-properties fo:font-weight="normal" officeooo:rsid="00cd8fd5" style:font-weight-asian="normal" style:font-weight-complex="normal"/>
    </style:style>
    <style:style style:name="T149" style:family="text">
      <style:text-properties fo:font-weight="normal" officeooo:rsid="00cdee7c" style:font-weight-asian="normal" style:font-weight-complex="normal"/>
    </style:style>
    <style:style style:name="T150" style:family="text">
      <style:text-properties fo:font-weight="normal" officeooo:rsid="00cefc84" style:font-weight-asian="normal" style:font-weight-complex="normal"/>
    </style:style>
    <style:style style:name="T151" style:family="text">
      <style:text-properties fo:font-weight="normal" officeooo:rsid="00cf7a7d" style:font-weight-asian="normal" style:font-weight-complex="normal"/>
    </style:style>
    <style:style style:name="T152" style:family="text">
      <style:text-properties fo:font-weight="normal" officeooo:rsid="00d092bf" style:font-weight-asian="normal" style:font-weight-complex="normal"/>
    </style:style>
    <style:style style:name="T153" style:family="text">
      <style:text-properties fo:font-weight="normal" officeooo:rsid="00d52aba" style:font-weight-asian="normal" style:font-weight-complex="normal"/>
    </style:style>
    <style:style style:name="T154" style:family="text">
      <style:text-properties fo:font-weight="normal" officeooo:rsid="00d59d2d" style:font-weight-asian="normal" style:font-weight-complex="normal"/>
    </style:style>
    <style:style style:name="T155" style:family="text">
      <style:text-properties fo:font-weight="normal" officeooo:rsid="00deb9d5" style:font-weight-asian="normal" style:font-weight-complex="normal"/>
    </style:style>
    <style:style style:name="T156" style:family="text">
      <style:text-properties fo:font-weight="normal" officeooo:rsid="00ea0949" style:font-weight-asian="normal" style:font-weight-complex="normal"/>
    </style:style>
    <style:style style:name="T157" style:family="text">
      <style:text-properties fo:font-weight="normal" officeooo:rsid="00eb9bef" style:font-weight-asian="normal" style:font-weight-complex="normal"/>
    </style:style>
    <style:style style:name="T158" style:family="text">
      <style:text-properties fo:font-weight="normal" officeooo:rsid="00f13bbc" style:font-weight-asian="normal" style:font-weight-complex="normal"/>
    </style:style>
    <style:style style:name="T159" style:family="text">
      <style:text-properties fo:font-weight="normal" officeooo:rsid="00f23924" style:font-weight-asian="normal" style:font-weight-complex="normal"/>
    </style:style>
    <style:style style:name="T160" style:family="text">
      <style:text-properties fo:font-weight="normal" officeooo:rsid="00fd0e7c" style:font-weight-asian="normal" style:font-weight-complex="normal"/>
    </style:style>
    <style:style style:name="T161" style:family="text">
      <style:text-properties fo:font-weight="normal" officeooo:rsid="00fe2f1a" style:font-weight-asian="normal" style:font-weight-complex="normal"/>
    </style:style>
    <style:style style:name="T162" style:family="text">
      <style:text-properties fo:font-weight="normal" officeooo:rsid="00ff3321" style:font-weight-asian="normal" style:font-weight-complex="normal"/>
    </style:style>
    <style:style style:name="T163" style:family="text">
      <style:text-properties fo:font-weight="normal" officeooo:rsid="01002209" style:font-weight-asian="normal" style:font-weight-complex="normal"/>
    </style:style>
    <style:style style:name="T164" style:family="text">
      <style:text-properties fo:font-weight="normal" officeooo:rsid="01044abe" style:font-weight-asian="normal" style:font-weight-complex="normal"/>
    </style:style>
    <style:style style:name="T165" style:family="text">
      <style:text-properties fo:font-weight="normal" officeooo:rsid="0105bfc7" style:font-weight-asian="normal" style:font-weight-complex="normal"/>
    </style:style>
    <style:style style:name="T166" style:family="text">
      <style:text-properties fo:font-weight="normal" officeooo:rsid="01064dd4" style:font-weight-asian="normal" style:font-weight-complex="normal"/>
    </style:style>
    <style:style style:name="T167" style:family="text">
      <style:text-properties fo:font-weight="normal" officeooo:rsid="01083ba6" style:font-weight-asian="normal" style:font-weight-complex="normal"/>
    </style:style>
    <style:style style:name="T168" style:family="text">
      <style:text-properties fo:font-weight="normal" officeooo:rsid="01092895" style:font-weight-asian="normal" style:font-weight-complex="normal"/>
    </style:style>
    <style:style style:name="T169" style:family="text">
      <style:text-properties fo:font-weight="normal" officeooo:rsid="010b024d" style:font-weight-asian="normal" style:font-weight-complex="normal"/>
    </style:style>
    <style:style style:name="T170" style:family="text">
      <style:text-properties fo:font-weight="normal" officeooo:rsid="010c5bbc" style:font-weight-asian="normal" style:font-weight-complex="normal"/>
    </style:style>
    <style:style style:name="T171" style:family="text">
      <style:text-properties fo:font-weight="normal" officeooo:rsid="010ce5bc" style:font-weight-asian="normal" style:font-weight-complex="normal"/>
    </style:style>
    <style:style style:name="T172" style:family="text">
      <style:text-properties fo:font-weight="normal" officeooo:rsid="010e5cf7" style:font-weight-asian="normal" style:font-weight-complex="normal"/>
    </style:style>
    <style:style style:name="T173" style:family="text">
      <style:text-properties fo:font-weight="normal" officeooo:rsid="010fcc9d" style:font-weight-asian="normal" style:font-weight-complex="normal"/>
    </style:style>
    <style:style style:name="T174" style:family="text">
      <style:text-properties fo:font-weight="normal" officeooo:rsid="0116ca74" style:font-weight-asian="normal" style:font-weight-complex="normal"/>
    </style:style>
    <style:style style:name="T175" style:family="text">
      <style:text-properties fo:font-weight="normal" officeooo:rsid="0117a29a" style:font-weight-asian="normal" style:font-weight-complex="normal"/>
    </style:style>
    <style:style style:name="T176" style:family="text">
      <style:text-properties fo:font-weight="normal" officeooo:rsid="011cfcbf" style:font-weight-asian="normal" style:font-weight-complex="normal"/>
    </style:style>
    <style:style style:name="T177" style:family="text">
      <style:text-properties fo:font-weight="normal" officeooo:rsid="011deabb" style:font-weight-asian="normal" style:font-weight-complex="normal"/>
    </style:style>
    <style:style style:name="T178" style:family="text">
      <style:text-properties fo:font-weight="normal" officeooo:rsid="011e1f82" style:font-weight-asian="normal" style:font-weight-complex="normal"/>
    </style:style>
    <style:style style:name="T179" style:family="text">
      <style:text-properties fo:font-weight="normal" officeooo:rsid="011fd9cd" style:font-weight-asian="normal" style:font-weight-complex="normal"/>
    </style:style>
    <style:style style:name="T180" style:family="text">
      <style:text-properties fo:font-weight="normal" officeooo:rsid="01221ec4" style:font-weight-asian="normal" style:font-weight-complex="normal"/>
    </style:style>
    <style:style style:name="T181" style:family="text">
      <style:text-properties fo:font-weight="normal" officeooo:rsid="0122ac2e" style:font-weight-asian="normal" style:font-weight-complex="normal"/>
    </style:style>
    <style:style style:name="T182" style:family="text">
      <style:text-properties fo:font-weight="normal" officeooo:rsid="01277e79" style:font-weight-asian="normal" style:font-weight-complex="normal"/>
    </style:style>
    <style:style style:name="T183" style:family="text">
      <style:text-properties fo:font-weight="normal" officeooo:rsid="0127abd7" style:font-weight-asian="normal" style:font-weight-complex="normal"/>
    </style:style>
    <style:style style:name="T184" style:family="text">
      <style:text-properties fo:font-weight="normal" officeooo:rsid="01294646" style:font-weight-asian="normal" style:font-weight-complex="normal"/>
    </style:style>
    <style:style style:name="T185" style:family="text">
      <style:text-properties fo:font-weight="normal" officeooo:rsid="012d7953" style:font-weight-asian="normal" style:font-weight-complex="normal"/>
    </style:style>
    <style:style style:name="T186" style:family="text">
      <style:text-properties fo:font-weight="normal" officeooo:rsid="012eca68" style:font-weight-asian="normal" style:font-weight-complex="normal"/>
    </style:style>
    <style:style style:name="T187" style:family="text">
      <style:text-properties fo:font-weight="normal" officeooo:rsid="012eed3d" style:font-weight-asian="normal" style:font-weight-complex="normal"/>
    </style:style>
    <style:style style:name="T188" style:family="text">
      <style:text-properties fo:font-weight="normal" officeooo:rsid="0134f170" style:font-weight-asian="normal" style:font-weight-complex="normal"/>
    </style:style>
    <style:style style:name="T189" style:family="text">
      <style:text-properties fo:font-weight="normal" officeooo:rsid="01369ad3" style:font-weight-asian="normal" style:font-weight-complex="normal"/>
    </style:style>
    <style:style style:name="T190" style:family="text">
      <style:text-properties fo:font-weight="normal" officeooo:rsid="0139de35" style:font-weight-asian="normal" style:font-weight-complex="normal"/>
    </style:style>
    <style:style style:name="T191" style:family="text">
      <style:text-properties fo:font-weight="normal" officeooo:rsid="013a7d48" style:font-weight-asian="normal" style:font-weight-complex="normal"/>
    </style:style>
    <style:style style:name="T192" style:family="text">
      <style:text-properties fo:font-weight="normal" officeooo:rsid="013c5a2e" style:font-weight-asian="normal" style:font-weight-complex="normal"/>
    </style:style>
    <style:style style:name="T193" style:family="text">
      <style:text-properties fo:font-weight="normal" officeooo:rsid="0144c244" style:font-weight-asian="normal" style:font-weight-complex="normal"/>
    </style:style>
    <style:style style:name="T194" style:family="text">
      <style:text-properties fo:font-style="italic" fo:font-weight="normal" officeooo:rsid="00180ac0" style:font-style-asian="italic" style:font-weight-asian="normal" style:font-style-complex="italic" style:font-weight-complex="normal"/>
    </style:style>
    <style:style style:name="T195" style:family="text">
      <style:text-properties fo:font-style="italic" fo:font-weight="normal" officeooo:rsid="003d6b26" style:font-style-asian="italic" style:font-weight-asian="normal" style:font-style-complex="italic" style:font-weight-complex="normal"/>
    </style:style>
    <style:style style:name="T196" style:family="text">
      <style:text-properties fo:font-style="normal" fo:font-weight="normal" officeooo:rsid="00180ac0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29679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2ad976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35181f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36c4b3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83f4f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399b4f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3be6ea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d6b2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3f3f3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4071ff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bold" officeooo:rsid="002ad976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0035181f" style:font-style-asian="normal" style:font-weight-asian="bold" style:font-style-complex="normal" style:font-weight-complex="bold"/>
    </style:style>
    <style:style style:name="T209" style:family="text">
      <style:text-properties fo:font-style="normal" fo:font-weight="bold" officeooo:rsid="00383f4f" style:font-style-asian="normal" style:font-weight-asian="bold" style:font-style-complex="normal" style:font-weight-complex="bold"/>
    </style:style>
    <style:style style:name="T210" style:family="text">
      <style:text-properties fo:font-style="normal" fo:font-weight="bold" officeooo:rsid="003be6ea" style:font-style-asian="normal" style:font-weight-asian="bold" style:font-style-complex="normal" style:font-weight-complex="bold"/>
    </style:style>
    <style:style style:name="T211" style:family="text">
      <style:text-properties fo:font-style="normal" fo:font-weight="bold" officeooo:rsid="003d6b26" style:font-style-asian="normal" style:font-weight-asian="bold" style:font-style-complex="normal" style:font-weight-complex="bold"/>
    </style:style>
    <style:style style:name="T212" style:family="text">
      <style:text-properties officeooo:rsid="004338c4"/>
    </style:style>
    <style:style style:name="T213" style:family="text">
      <style:text-properties officeooo:rsid="009c0b22"/>
    </style:style>
    <style:style style:name="T214" style:family="text">
      <style:text-properties officeooo:rsid="009cf068"/>
    </style:style>
    <style:style style:name="T215" style:family="text">
      <style:text-properties officeooo:rsid="00a0045c"/>
    </style:style>
    <style:style style:name="T216" style:family="text">
      <style:text-properties officeooo:rsid="00a0d642"/>
    </style:style>
    <style:style style:name="T217" style:family="text">
      <style:text-properties officeooo:rsid="00fb9cd9"/>
    </style:style>
    <style:style style:name="T218" style:family="text">
      <style:text-properties officeooo:rsid="00fd0e7c"/>
    </style:style>
    <style:style style:name="T219" style:family="text">
      <style:text-properties officeooo:rsid="011b19a2"/>
    </style:style>
    <style:style style:name="T220" style:family="text">
      <style:text-properties officeooo:rsid="011cfcbf"/>
    </style:style>
    <style:style style:name="T221" style:family="text">
      <style:text-properties style:text-underline-style="none" fo:font-weight="normal" officeooo:rsid="013a7d48" style:font-weight-asian="normal" style:font-weight-complex="normal"/>
    </style:style>
    <style:style style:name="T222" style:family="text">
      <style:text-properties style:text-underline-style="none" fo:font-weight="normal" officeooo:rsid="013db958" style:font-weight-asian="normal" style:font-weight-complex="normal"/>
    </style:style>
    <style:style style:name="T223" style:family="text">
      <style:text-properties style:text-underline-style="none" fo:font-weight="normal" officeooo:rsid="013ec62a" style:font-weight-asian="normal" style:font-weight-complex="normal"/>
    </style:style>
    <style:style style:name="T224" style:family="text">
      <style:text-properties style:text-underline-style="none" fo:font-weight="normal" officeooo:rsid="01420632" style:font-weight-asian="normal" style:font-weight-complex="normal"/>
    </style:style>
    <style:style style:name="T225" style:family="text">
      <style:text-properties style:text-underline-style="none" fo:font-weight="normal" officeooo:rsid="0143acd6" style:font-weight-asian="normal" style:font-weight-complex="normal"/>
    </style:style>
    <style:style style:name="T226" style:family="text">
      <style:text-properties style:text-underline-style="none" fo:font-weight="normal" officeooo:rsid="014467d6" style:font-weight-asian="normal" style:font-weight-complex="normal"/>
    </style:style>
    <style:style style:name="T227" style:family="text">
      <style:text-properties style:text-underline-style="none" fo:font-weight="normal" officeooo:rsid="0144c244" style:font-weight-asian="normal" style:font-weight-complex="normal"/>
    </style:style>
    <style:style style:name="T228" style:family="text">
      <style:text-properties style:text-underline-style="none" fo:font-weight="normal" officeooo:rsid="01483148" style:font-weight-asian="normal" style:font-weight-complex="normal"/>
    </style:style>
    <style:style style:name="T229" style:family="text">
      <style:text-properties style:text-underline-style="none" fo:font-weight="normal" officeooo:rsid="014d25a8" style:font-weight-asian="normal" style:font-weight-complex="normal"/>
    </style:style>
    <style:style style:name="T230" style:family="text">
      <style:text-properties style:text-underline-style="none" fo:font-weight="normal" officeooo:rsid="014e5ddb" style:font-weight-asian="normal" style:font-weight-complex="normal"/>
    </style:style>
    <style:style style:name="T231" style:family="text">
      <style:text-properties style:text-underline-style="none" fo:font-weight="normal" officeooo:rsid="01502922" style:font-weight-asian="normal" style:font-weight-complex="normal"/>
    </style:style>
    <style:style style:name="T232" style:family="text">
      <style:text-properties style:text-underline-style="none" fo:font-weight="normal" officeooo:rsid="01515024" style:font-weight-asian="normal" style:font-weight-complex="normal"/>
    </style:style>
    <style:style style:name="T233" style:family="text">
      <style:text-properties style:text-underline-style="none" fo:font-weight="bold" officeooo:rsid="0143acd6" style:font-weight-asian="bold" style:font-weight-complex="bold"/>
    </style:style>
    <style:style style:name="T234" style:family="text">
      <style:text-properties style:text-underline-style="none" fo:font-weight="bold" officeooo:rsid="01502922" style:font-weight-asian="bold" style:font-weight-complex="bold"/>
    </style:style>
    <style:style style:name="T235" style:family="text">
      <style:text-properties style:text-underline-style="none" fo:font-weight="bold" officeooo:rsid="0151502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’età napoleonica</text:p>
      <text:p text:style-name="P1">La prima campagna d’Italia</text:p>
      <text:p text:style-name="P3">Nella speranza che la guerra potesse consolidare il regime, il Direttorio promosse un’aggressiva <text:span text:style-name="T1">campagna espansionistica</text:span><text:span text:style-name="T60">, </text:span><text:span text:style-name="T61">che toccò anche l’Italia nel 1796, </text:span><text:span text:style-name="T62">quando gli </text:span><text:span text:style-name="T2">Asburgo</text:span><text:span text:style-name="T62"> vennero presi di mira. </text:span><text:span text:style-name="T63">Napoleone Bonaparte guidò un esercito contro le truppe sabaude e austriache, cosa che, inaspettatamente, </text:span><text:span text:style-name="T64">indusse gli Asburgo a sottoscrivere un trattato di pace. </text:span><text:span text:style-name="T65">L’ufficiale Napoleone dimostrò presto le sue qualità militari strappando Tolone ai ribelli, tanto che a soli 25 anni, </text:span><text:span text:style-name="T66">fu promosso a </text:span><text:span text:style-name="T3">generale</text:span><text:span text:style-name="T66">.<text:line-break/></text:span><text:span text:style-name="T67">Nel giro di pochi giorni riuscì a battere l’esercito sabaudo, mentre le vittorie francesi producevano dei cambiamenti negli stati italiani: </text:span><text:span text:style-name="T68">durante l’avanzata vennero create le repubbliche </text:span><text:span text:style-name="T4">transpadana</text:span><text:span text:style-name="T68">, </text:span><text:span text:style-name="T4">cispadana</text:span><text:span text:style-name="T68">, </text:span><text:span text:style-name="T4">democratica veneta</text:span><text:span text:style-name="T68">, </text:span><text:span text:style-name="T6">romana</text:span><text:span text:style-name="T73">, </text:span><text:span text:style-name="T7">ligure</text:span><text:span text:style-name="T73"> </text:span><text:span text:style-name="T68">. </text:span><text:span text:style-name="T69">L’avanzata era stata aiutata dai trattati di pace con Papa Pio VI e l’imperatore d’Austria Francesco II, </text:span><text:span text:style-name="T72">il quale fu costretto a riconoscere le neonate repubbliche</text:span><text:span text:style-name="T69">.<text:line-break/></text:span><text:span text:style-name="T70">Del Veneto, Napoleone cedette autonomamente una grande parte, contenente Venezia, agli Asburgo, durante la revisione dei patti precedentemente sottoscritti: </text:span><text:span text:style-name="T71">la nuova </text:span><text:span text:style-name="T5">pace di Campoformio</text:span><text:span text:style-name="T71"> deluse tutti gli italiani che vedevano in lui un liberatore, cosa che ci è direttamente tramandata da </text:span><text:span text:style-name="T5">Ugo Foscolo</text:span><text:span text:style-name="T71"> e le sue due opere </text:span><text:span text:style-name="T194">Bonaparte liberatore</text:span><text:span text:style-name="T196"> e </text:span><text:span text:style-name="T194">Le ultime lettere di Jacopo Ortis.</text:span><text:span text:style-name="T196"> </text:span><text:span text:style-name="T197">Alle repubbliche fu</text:span><text:span text:style-name="T198">rono conferiti degli ordinamenti e delle </text:span><text:span text:style-name="T207">carte costituzionali</text:span><text:span text:style-name="T198"> sul modello francese, </text:span><text:span text:style-name="T199">nonostante fossero anche costrette a pagare delle pesanti </text:span><text:span text:style-name="T208">tasse</text:span><text:span text:style-name="T199"> </text:span><text:span text:style-name="T200">e </text:span><text:span text:style-name="T201">a subire dei </text:span><text:span text:style-name="T209">saccheggi</text:span><text:span text:style-name="T201">, </text:span><text:span text:style-name="T202">soprattutto di manoscritti e opere d’arte. </text:span><text:span text:style-name="T203">Questa situazione non era gradita alla </text:span><text:span text:style-name="T210">repubblica cisalpina</text:span><text:span text:style-name="T203">, </text:span><text:span text:style-name="T204">che aveva i requisiti per formare uno </text:span><text:span text:style-name="T211">stato indipendente</text:span><text:span text:style-name="T204">, ma in cui fu forte la decisione di Napoleone di censurare la </text:span><text:span text:style-name="T211">stampa</text:span><text:span text:style-name="T204">, chiudere i </text:span><text:span text:style-name="T195">clubs</text:span><text:span text:style-name="T204"> </text:span><text:span text:style-name="T205">e </text:span><text:span text:style-name="T206">dare il potere a dei fedeli al Direttorio parigino.</text:span></text:p>
      <text:p text:style-name="P2">La spedizione in Egitto e <text:span text:style-name="T212">il colpo di Stato</text:span></text:p>
      <text:p text:style-name="P9">La Francia voleva ora occuparsi indirettamente della inattaccabile <text:span text:style-name="T1">Gran Bretagna</text:span><text:span text:style-name="T60">, </text:span><text:span text:style-name="T74">le cui rotte commerciali con l’oriente furono minacciate dall’offensiva di Napoleone, spedito in </text:span><text:span text:style-name="T8">Egitto</text:span><text:span text:style-name="T74">. </text:span><text:span text:style-name="T75">Dopo aver sconfitto i mamelucchi, l’am</text:span><text:span text:style-name="T83">m</text:span><text:span text:style-name="T75">iraglio inglese </text:span><text:span text:style-name="T9">Nelson</text:span><text:span text:style-name="T75"> riuscì a distruggere la </text:span><text:span text:style-name="T9">flotta francese</text:span><text:span text:style-name="T75"> </text:span><text:span text:style-name="T76">sorprendendola nella baia di Abukir, </text:span><text:span text:style-name="T77">fatto che lasciò le truppe di terra </text:span><text:span text:style-name="T78">isolate, lasciando il tempo agli inglesi per una nuova </text:span><text:span text:style-name="T10">coalizione antifrancese</text:span><text:span text:style-name="T78">, comprendente l’</text:span><text:span text:style-name="T10">impero ottomano</text:span><text:span text:style-name="T78">, </text:span><text:span text:style-name="T79">la </text:span><text:span text:style-name="T11">Russia</text:span><text:span text:style-name="T79">, l’</text:span><text:span text:style-name="T11">Austria</text:span><text:span text:style-name="T79"> e il </text:span><text:span text:style-name="T11">regno di Napoli</text:span><text:span text:style-name="T79">. </text:span><text:span text:style-name="T80">Dopo una serie di </text:span><text:span text:style-name="T12">feroci</text:span><text:span text:style-name="T80"> </text:span><text:span text:style-name="T12">saccheggi</text:span><text:span text:style-name="T80">, </text:span><text:span text:style-name="T81">le repubbliche giacobine caddero. </text:span><text:span text:style-name="T82">Le disfatte militari </text:span><text:span text:style-name="T83">francesi </text:span><text:span text:style-name="T84">mostrarono le debolezze del </text:span><text:span text:style-name="T13">Direttorio</text:span><text:span text:style-name="T84">, da cui due suoi membri se ne andarono, </text:span><text:span text:style-name="T85">confermando la crisi politica e finanziaria; </text:span><text:span text:style-name="T86">temendo un </text:span><text:span text:style-name="T14">vuoto di potere</text:span><text:span text:style-name="T86">, </text:span><text:span text:style-name="T87">due membri del direttorio pensarono di fare un colpo di Stato </text:span><text:span text:style-name="T88">militare: venne posto </text:span><text:span text:style-name="T89">Bonaparte a </text:span><text:span text:style-name="T15">capo delle truppe</text:span><text:span text:style-name="T89"> della capitale francese </text:span><text:span text:style-name="T90">e, con </text:span><text:soft-page-break/><text:span text:style-name="T90">l’aiuto di fratelli e amici, poté creare un </text:span><text:span text:style-name="T16">governo provvisorio</text:span><text:span text:style-name="T90">, </text:span><text:span text:style-name="T91">che si autoproclamò “consolato”. </text:span><text:span text:style-name="T92">I deputati fuggirono dall’assemblea, </text:span><text:span text:style-name="T93">f</text:span><text:span text:style-name="T94">a</text:span><text:span text:style-name="T95">cendo definitivamente cessare la </text:span><text:span text:style-name="T17">repubblica termidoriana</text:span><text:span text:style-name="T95">. </text:span><text:span text:style-name="T96">Cominciava </text:span><text:span text:style-name="T97">l’era del </text:span><text:span text:style-name="T18">dominio personale</text:span><text:span text:style-name="T97"> </text:span><text:span text:style-name="T98">di Napoleone, </text:span><text:span text:style-name="T99">che promise ordine, stabilità e una politica di grandezza </text:span><text:span text:style-name="T100">al di fuori della Francia.<text:line-break/></text:span><text:span text:style-name="T101">Fu subito emanata una </text:span><text:span text:style-name="T19">nuova Costituzion</text:span><text:span text:style-name="T20">e repubblicana</text:span><text:span text:style-name="T102">, detta “dell’anno VIII”:<text:line-break/>– </text:span><text:span text:style-name="T21">il potere esecutivo</text:span><text:span text:style-name="T103"> </text:span><text:span text:style-name="T104">passò a </text:span><text:span text:style-name="T22">tre consoli</text:span><text:span text:style-name="T104">: Bonaparte, </text:span><text:span text:style-name="T105">il </text:span><text:span text:style-name="T23">primo console</text:span><text:span text:style-name="T105">, che nominava ambasciatori e giudici, Sieyès </text:span><text:span text:style-name="T106">e Roger Ducos;<text:line-break/>– </text:span><text:span text:style-name="T24">il potere legislativo</text:span><text:span text:style-name="T107"> fu assicurato a Bonaparte e a un </text:span><text:span text:style-name="T24">consiglio di Stato</text:span><text:span text:style-name="T107">, </text:span><text:span text:style-name="T108">a cui si aggiungevano un Tribunato, un Corpo legislativo e un Senato conservatore;<text:line-break/>– </text:span><text:span text:style-name="T25">il potere giudiziario</text:span><text:span text:style-name="T109"> </text:span><text:span text:style-name="T110">fu riformato e i </text:span><text:span text:style-name="T26">magistrati</text:span><text:span text:style-name="T110"> </text:span><text:span text:style-name="T111">sarebbero stati </text:span><text:span text:style-name="T27">designati dal primo console</text:span><text:span text:style-name="T111">.<text:line-break/></text:span><text:span text:style-name="T112">Anche in campo amministrativo, Napoleone </text:span><text:span text:style-name="T113">poteva contare su un’ampia libertà, in quanto nominava sindaci nei Comuni e prefetti </text:span><text:span text:style-name="T114">n</text:span><text:span text:style-name="T113">ei dipartimenti.<text:line-break/></text:span><text:span text:style-name="T115">Il consolato pose fine alle autonomie locali </text:span><text:span text:style-name="T116">e segnò un ritorno alla dittatura, seppur mitigata </text:span><text:span text:style-name="T117">dalle idee rivoluzionarie </text:span><text:span text:style-name="T118">e dalle conquiste civili. </text:span><text:span text:style-name="T119">La </text:span><text:span text:style-name="T28">borghesia</text:span><text:span text:style-name="T119"> era il maggior appoggio su cui Napoleone, insieme al suo esercito, poteva contare </text:span><text:span text:style-name="T120">(3 milioni di favorevoli superarono solamente 1562 contrari all’approvazione della Costituzione).</text:span></text:p>
      <text:p text:style-name="P5">Dal consolato all’impero: le riforme</text:p>
      <text:p text:style-name="P10">Bonaparte era intenzionato a ripristinare il predominio francese sull’Europa, e per fare ciò intraprese una nuova campagna: <text:span text:style-name="T213">in Italia, costrinse Francesco II d’Asburgo a ritirare le truppe </text:span><text:span text:style-name="T214">dal Belgio e dall’Italia; </text:span><text:span text:style-name="T215">fu </text:span><text:span text:style-name="T216">sottoscritta la </text:span><text:span text:style-name="T29">pace di Amiens</text:span><text:span text:style-name="T121"> con il Regno Unito nel 1802; </text:span><text:span text:style-name="T122">fu stipulato un </text:span><text:span text:style-name="T30">concordato</text:span><text:span text:style-name="T122"> con la Santa Sede. </text:span><text:span text:style-name="T123">Quest’ultimo, in particolare, </text:span><text:span text:style-name="T124">prevedeva che il cattolicesimo fosse riconosciuto come religione maggioritaria, </text:span><text:span text:style-name="T125">insieme al diritto del pontefice di nominare i vescovi. </text:span><text:span text:style-name="T126">La chiesa, dal suo canto, non rivendicò più i territori acquisiti durante la Rivoluzione; </text:span><text:span text:style-name="T127">decine di migliaia di emigrati, tra cui preti refrattari, poterono tornare in patria.<text:line-break/></text:span><text:span text:style-name="T128">Il grande impero napoleonico necessitava </text:span><text:span text:style-name="T129">di </text:span><text:span text:style-name="T31">prefetti</text:span><text:span text:style-name="T130"> in ogni distretto, da cui a loro volta dipendevano </text:span><text:span text:style-name="T31">sottoprefetti</text:span><text:span text:style-name="T130"> e </text:span><text:span text:style-name="T31">sindaci</text:span><text:span text:style-name="T130">, </text:span><text:span text:style-name="T131">tutti nominati dal governo.<text:line-break/></text:span><text:span text:style-name="T132">Anche l’istruzione venne riformata: il </text:span><text:span text:style-name="T32">liceo</text:span><text:span text:style-name="T132"> doveva formare umanisticamente i suoi studenti, mentre le </text:span><text:span text:style-name="T32">università</text:span><text:span text:style-name="T132"> e i </text:span><text:span text:style-name="T32">politecnici</text:span><text:span text:style-name="T132"> si occupavano di formare delle persone specializzate, specialmente nei settori </text:span><text:span text:style-name="T133">dell’artiglieria e dell’edilizia. </text:span><text:span text:style-name="T134">Era tuttavia una scuola a pagamento, riservata ai borghesi che potevano permettersi di pagare la </text:span><text:span text:style-name="T33">retta</text:span><text:span text:style-name="T134">.</text:span><text:span text:style-name="T135"><text:line-break/></text:span><text:span text:style-name="T136">Fu istituito un </text:span><text:span text:style-name="T34">nuovo catasto</text:span><text:span text:style-name="T136">, </text:span><text:span text:style-name="T137">furono promosse le </text:span><text:span text:style-name="T35">indagini statistiche</text:span><text:span text:style-name="T137"> </text:span><text:span text:style-name="T138">e messi sotto controllo mendicanti e </text:span><text:span text:style-name="T139">cittadini, che ora ricevevano una migliore </text:span><text:span text:style-name="T36">assistenza sociale e sanitaria</text:span><text:span text:style-name="T139">.</text:span><text:span text:style-name="T140"><text:line-break/></text:span><text:span text:style-name="T141">Con la costituzione dell’anno X, </text:span><text:span text:style-name="T142">dopo essersi fatto nominare </text:span><text:span text:style-name="T37">console a vita</text:span><text:span text:style-name="T142">, Napoleone ottiene i diritti di scegliere il proprio successore, di dichiarare guerra e di avviare le trattative di pace. </text:span><text:span text:style-name="T143">Nel </text:span><text:span text:style-name="T38">1804</text:span><text:span text:style-name="T143"> si fa proclamare </text:span><text:span text:style-name="T38">imperatore</text:span><text:span text:style-name="T143">: </text:span><text:span text:style-name="T144">vengono </text:span><text:soft-page-break/><text:span text:style-name="T144">benedette le </text:span><text:span text:style-name="T39">corone imperiali</text:span><text:span text:style-name="T144"> che Napoleone si pose sul capo nella chiesa di Notre-Dame.<text:line-break/></text:span><text:span text:style-name="T145">Nella Repubblica italiana, ormai disgregata, Napoleone, al Duomo, si fece nominare re, </text:span><text:span text:style-name="T146">cingendosi la testa con la corona ferrea di Carlo Magno.<text:line-break/></text:span><text:span text:style-name="T147">L’ultima grande riforma riguardò </text:span><text:span text:style-name="T148">il </text:span><text:span text:style-name="T40">Codice civile</text:span><text:span text:style-name="T148">: </text:span><text:span text:style-name="T149">si affermavano i valori di </text:span><text:span text:style-name="T41">libertà personale</text:span><text:span text:style-name="T149"> e di </text:span><text:span text:style-name="T41">centralità dello Stato</text:span><text:span text:style-name="T149">, </text:span><text:span text:style-name="T150">confermando l’annullamento dei privilegi aristocratici, </text:span><text:span text:style-name="T151">l’uguaglianza di fronte alla legge, la laicità dello Stato </text:span><text:span text:style-name="T152">e le libertà personale, d’impresa e di lavoro. </text:span><text:span text:style-name="T153">Se da un lato si ha dunque un progresso, dall’altro, con la riproposta della schiavitù coloniale </text:span><text:span text:style-name="T154">e del patriarcato, si ha un regresso.</text:span></text:p>
      <text:p text:style-name="P6">L’egemonia francese in Europa</text:p>
      <text:p text:style-name="P11">Napoleone riprese dunque una <text:span text:style-name="T1">politica coloniale aggressiva</text:span><text:span text:style-name="T60">, </text:span><text:span text:style-name="T155">minacciando la supremazia britannica in India e spingendosi sempre più verso oriente. </text:span><text:span text:style-name="T156">Il Regno Unito rispose riaprendo l’offensiva, e contando su alleati che variarono nel tempo; </text:span><text:span text:style-name="T157">la flotta britannica vinse sui francesi nella </text:span><text:span text:style-name="T42">battaglia di Trafalgar</text:span><text:span text:style-name="T157">, che però fu compensata da Napoleone con la vittoriosa </text:span><text:span text:style-name="T42">battaglia di Austerlitz</text:span><text:span text:style-name="T157">.</text:span><text:span text:style-name="T158"><text:line-break/>Non potendo affrontare i rivali per mare, Napoleone </text:span><text:span text:style-name="T159">decise di attaccare la loro economia, imponendo agli stati alleati e a quelli sconfitti di chiudere tutti i porti alle navi inglesi. </text:span></text:p>
      <text:p text:style-name="P7">L’Europa napoleonica tra cesarismo e opposizione</text:p>
      <text:p text:style-name="P12">Napoleone non si fece scrupoli nell’eliminare le opposizioni, limitando la libertà di associazione, <text:span text:style-name="T217">la libertà di stampa, </text:span><text:span text:style-name="T218">che fu intaccata in modo massiccio dalla </text:span><text:span text:style-name="T43">censura</text:span><text:span text:style-name="T160">: </text:span><text:span text:style-name="T161">i giornali parigini erano solo quattro. </text:span><text:span text:style-name="T162">Il tutto era controllato da un </text:span><text:span text:style-name="T44">sistema di polizia</text:span><text:span text:style-name="T162"> </text:span><text:span text:style-name="T163">estremamente efficiente, l’unico in Europa sino a quel tempo.<text:line-break/></text:span><text:span text:style-name="T164">In quel periodo, furono soprattutto gli </text:span><text:span text:style-name="T45">intellettuali</text:span><text:span text:style-name="T164"> ad opporsi all’assolutismo napoleonico, </text:span><text:span text:style-name="T165">attraverso </text:span><text:span text:style-name="T166">gli </text:span><text:span text:style-name="T46">ideali di patria e nazione</text:span><text:span text:style-name="T166">, </text:span><text:span text:style-name="T167">i valori tradizionali spinti dal </text:span><text:span text:style-name="T47">Romanticismo</text:span><text:span text:style-name="T167">. </text:span><text:span text:style-name="T168">Numerose furono anche le </text:span><text:span text:style-name="T48">società segrete</text:span><text:span text:style-name="T168"> che nacquero, </text:span><text:span text:style-name="T169">che adesso avevano anche l’appoggio del </text:span><text:span text:style-name="T49">ceto popolare</text:span><text:span text:style-name="T169"> </text:span><text:span text:style-name="T170">insorto, soprattutto in </text:span><text:span text:style-name="T171">Russia e Spagna.<text:line-break/></text:span><text:span text:style-name="T172">Da quest’ultima </text:span><text:span text:style-name="T173">partì la riscossa: </text:span><text:span text:style-name="T174">riuscirono ad ottenere, grazie all’appoggio </text:span><text:span text:style-name="T175">delle </text:span><text:span text:style-name="T50">forze borghesi liberali</text:span><text:span text:style-name="T175">, la </text:span><text:span text:style-name="T50">Costituzione di Cadice</text:span><text:span text:style-name="T175">.</text:span></text:p>
      <text:p text:style-name="P8">La campagna di Russia e il crollo dell’Impero</text:p>
      <text:p text:style-name="P13">Dopo aver firmato la pace con la Francia, lo zar Alessandro I <text:span text:style-name="T219">cominciò a preoccuparsi per gli atteggiamenti sbilanciati di Napoleone. </text:span><text:span text:style-name="T220">Quando lo zar si sottrasse al blocco continentale, Napoleone tentò di attuare una follia: </text:span><text:span text:style-name="T51">invadere la Russia</text:span><text:span text:style-name="T176">, </text:span><text:span text:style-name="T177">con oltre 610000 uomin</text:span><text:span text:style-name="T178">i </text:span><text:span text:style-name="T179">(solo metà francese, gli altri erano stati chiamati in concordanza con </text:span><text:span text:style-name="T52">l’alleanza militare</text:span><text:span text:style-name="T179"> che avevano intrapreso con la Francia) </text:span><text:span text:style-name="T180">e in poche settimane.<text:line-break/></text:span><text:span text:style-name="T181">I russi indietreggiavano bruciando tutto al loro passaggio, lasciando i francesi senza </text:span><text:soft-page-break/><text:span text:style-name="T181">approvvigionamenti, mentre preparavano una resistente armata guidata da un profondo </text:span><text:span text:style-name="T53">sentimento religioso</text:span><text:span text:style-name="T181">. </text:span><text:span text:style-name="T182">Quando finalmente attaccarono, vi fu una </text:span><text:span text:style-name="T54">carneficina</text:span><text:span text:style-name="T182">, </text:span><text:span text:style-name="T185">da cui i russi dovettero ritirarsi</text:span><text:span text:style-name="T182">.</text:span><text:span text:style-name="T183"> Ciononostante, Napoleone decise di avanzare </text:span><text:span text:style-name="T184">verso </text:span><text:span text:style-name="T55">Mosca</text:span><text:span text:style-name="T184">, che però era già stata abbandonata e data alle fiamme. </text:span><text:span text:style-name="T186">Con l’arrivo del gelido </text:span><text:span text:style-name="T56">inverno russo</text:span><text:span text:style-name="T186">, Napoleone fu costretto a mandare le truppe, prive di approvvigionamenti, in ritirata: durante questa, il numero di individui passò da 100000 a soltanto 5000 </text:span><text:span text:style-name="T187">(0.8%). </text:span><text:span text:style-name="T188">La disfatta in Russia provocò la nascita di un’ennesima </text:span><text:span text:style-name="T57">coalizione antifrancese</text:span><text:span text:style-name="T188">, </text:span><text:span text:style-name="T189">che danneggiò l’impero in modo irreparabile, non solo ribellandosi negli stati conquistati, ma anche occupando la Francia e Parigi.<text:line-break/></text:span><text:span text:style-name="T190">I governi vincitori fecero salire al trono di Francia </text:span><text:span text:style-name="T58">Luigi XVIII</text:span><text:span text:style-name="T190"> </text:span><text:span text:style-name="T191">e riconobbero a Napoleone la sovranità </text:span><text:span text:style-name="T192">dell</text:span><text:span text:style-name="T191">’</text:span><text:span text:style-name="T59">isola d’Elba</text:span><text:span text:style-name="T191">, </text:span><text:span text:style-name="T193">circondata e sorvegliata dagli inglesi</text:span><text:span text:style-name="T191">.</text:span><text:span text:style-name="T221"><text:line-break/></text:span><text:span text:style-name="T222">I confini </text:span><text:span text:style-name="T223">vennero ristabiliti </text:span><text:span text:style-name="T224">e la situazione ritornò ad essere quella precedente alla Rivoluzione, </text:span><text:span text:style-name="T225">tuttavia il </text:span><text:span text:style-name="T233">malcontento</text:span><text:span text:style-name="T225"> in Francia aumentò con la politica di restaurazione di Luigi XVIII. </text:span><text:span text:style-name="T226">Napoleone seppe sfruttare la situazione </text:span><text:span text:style-name="T227">e, portando con sé un migliaio di fedeli, </text:span><text:span text:style-name="T228">sfuggì alle navi inglesi e sbarcò a Cannes, dove ad attenderlo v’erano le truppe dell’esercito che avevano deciso di stare al suo fianco. </text:span><text:span text:style-name="T229">Napoleone riuscì così a far fuggire Luigi e insediarsi alle Tuileries.<text:line-break/></text:span><text:span text:style-name="T230">Preparatosi a combattere di nuovo, Napoleone fu sconfitto dall’attacco congiunto di Prussia e Regno Unito </text:span><text:span text:style-name="T231">a </text:span><text:span text:style-name="T234">Waterloo</text:span><text:span text:style-name="T231">. </text:span><text:span text:style-name="T232">Al trono tornò Luigi XVIII, mentre Napoleone fu esiliato nell’isola di </text:span><text:span text:style-name="T235">Sant’Elena</text:span><text:span text:style-name="T232">, nell’atlantic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7:48:14.497046112</meta:creation-date>
    <dc:date>2021-02-25T12:53:49.161711708</dc:date>
    <meta:editing-duration>PT4H36M5S</meta:editing-duration>
    <meta:editing-cycles>231</meta:editing-cycles>
    <meta:generator>LibreOffice/6.4.6.2$Linux_X86_64 LibreOffice_project/40$Build-2</meta:generator>
    <meta:document-statistic meta:table-count="0" meta:image-count="0" meta:object-count="0" meta:page-count="4" meta:paragraph-count="13" meta:word-count="1460" meta:character-count="9945" meta:non-whitespace-character-count="8494"/>
  </office:meta>
</office:document-meta>
</file>